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9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4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02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95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text-autospace="none"/>
      <style:text-properties fo:font-size="36pt"/>
    </style:style>
    <style:style style:name="P5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175cm" svg:y="0.492cm">
          <draw:text-box>
            <text:p text:style-name="P1"><text:span text:style-name="T1">Hymn #790</text:span></text:p>
            <text:p text:style-name="P1"><text:span text:style-name="T2">“</text:span><text:span text:style-name="T2">Praise to the Lord, the Almight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>
        <draw:frame draw:style-name="gr3" draw:text-style-name="P5" draw:layer="layout" svg:width="24.892cm" svg:height="7.366cm" svg:x="1.524cm" svg:y="0.508cm">
          <draw:text-box>
            <text:p text:style-name="P4"><text:span text:style-name="T3">1. </text:span><text:span text:style-name="T4">Praise to the Lord, the Almighty,</text:span></text:p>
            <text:p text:style-name="P4"><text:span text:style-name="T4">the King of creation!</text:span><text:span text:style-name="T4"><text:line-break/></text:span><text:span text:style-name="T4">O my soul, praise Him,</text:span></text:p>
            <text:p text:style-name="P4"><text:span text:style-name="T4">for He is your health and salva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4.892cm" svg:height="5.588cm" svg:x="1.618cm" svg:y="0.528cm">
          <draw:text-box>
            <text:p text:style-name="P4"><text:span text:style-name="T4">Let all who hear</text:span></text:p>
            <text:p text:style-name="P4"><text:span text:style-name="T4">Now to His temple draw near,</text:span><text:span text:style-name="T4"><text:line-break/></text:span><text:span text:style-name="T4">Joining in glad adora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5.654cm" svg:height="7.366cm" svg:x="1.27cm" svg:y="0.508cm">
          <draw:text-box>
            <text:p text:style-name="P4"><text:span text:style-name="T3">2. </text:span><text:span text:style-name="T4">Praise to the Lord,</text:span></text:p>
            <text:p text:style-name="P4"><text:span text:style-name="T4">who o’er all things is wondrously reigning</text:span><text:span text:style-name="T4"><text:line-break/></text:span><text:span text:style-name="T4">And, as on wings of an eagle,</text:span></text:p>
            <text:p text:style-name="P4"><text:span text:style-name="T4">uplifting, sustain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5" draw:layer="layout" svg:width="24.685cm" svg:height="5.842cm" svg:x="1.758cm" svg:y="0.555cm">
          <draw:text-box>
            <text:p text:style-name="P4"><text:span text:style-name="T4">Have you not seen</text:span></text:p>
            <text:p text:style-name="P4"><text:span text:style-name="T4">All that is needful has been</text:span><text:span text:style-name="T4"><text:line-break/></text:span><text:span text:style-name="T4">Sent by His gracious ordaining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6" draw:text-style-name="P5" draw:layer="layout" svg:width="25.146cm" svg:height="7.47cm" svg:x="1.524cm" svg:y="0.481cm">
          <draw:text-box>
            <text:p text:style-name="P4"><text:span text:style-name="T3">3. </text:span><text:span text:style-name="T4">Praise to the Lord, who has fearfully, wondrously, made you,</text:span><text:span text:style-name="T4"><text:line-break/></text:span><text:span text:style-name="T4"> <text:s text:c="3"/>Health has bestowed and, </text:span></text:p>
            <text:p text:style-name="P4"><text:span text:style-name="T4">when heedlessly falling, has stayed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5" draw:text-style-name="P5" draw:layer="layout" svg:width="24.638cm" svg:height="5.842cm" svg:x="1.524cm" svg:y="0.508cm">
          <draw:text-box>
            <text:p text:style-name="P4"><text:span text:style-name="T4">What need or grief</text:span></text:p>
            <text:p text:style-name="P4"><text:span text:style-name="T4">Ever has failed of relief?</text:span><text:span text:style-name="T4"><text:line-break/></text:span><text:span text:style-name="T4">Wings of His mercy did shade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7" draw:text-style-name="P5" draw:layer="layout" svg:width="24.567cm" svg:height="7.248cm" svg:x="1.524cm" svg:y="0.626cm">
          <draw:text-box>
            <text:p text:style-name="P4"><text:span text:style-name="T3">4. </text:span><text:span text:style-name="T4">Praise to the Lord, who will prosper your work and defend you;</text:span><text:span text:style-name="T4"><text:line-break/></text:span><text:span text:style-name="T4">Surely His goodness and mercy</text:span></text:p>
            <text:p text:style-name="P4"><text:span text:style-name="T4">shall daily attend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8" draw:text-style-name="P5" draw:layer="layout" svg:width="24.313cm" svg:height="5.724cm" svg:x="1.849cm" svg:y="0.621cm">
          <draw:text-box>
            <text:p text:style-name="P4"><text:span text:style-name="T4">Ponder anew</text:span></text:p>
            <text:p text:style-name="P4"><text:span text:style-name="T4">What the Almighty can do</text:span><text:span text:style-name="T4"><text:line-break/></text:span><text:span text:style-name="T4">As with His love He befriends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9" draw:text-style-name="P7" draw:layer="layout" svg:width="24.821cm" svg:height="7.271cm" svg:x="1.595cm" svg:y="0.603cm">
          <draw:text-box>
            <text:p text:style-name="P6"><text:span text:style-name="T3">5. </text:span><text:span text:style-name="T4">Praise to the Lord!</text:span></text:p>
            <text:p text:style-name="P6"><text:span text:style-name="T4">O let all that is in me adore Him!</text:span></text:p>
            <text:p text:style-name="P6"><text:span text:style-name="T4">All that has life and breath,</text:span></text:p>
            <text:p text:style-name="P6"><text:span text:style-name="T4">come now with praises before Him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10" draw:text-style-name="P7" draw:layer="layout" svg:width="24.821cm" svg:height="13.027cm" svg:x="1.501cm" svg:y="0.552cm">
          <draw:text-box>
            <text:p text:style-name="P6"><text:span text:style-name="T4">Let the Amen</text:span></text:p>
            <text:p text:style-name="P6"><text:span text:style-name="T4">Sound from His people again;</text:span></text:p>
            <text:p text:style-name="P6"><text:span text:style-name="T4">Gladly forever adore Him!</text:span></text:p>
            <text:p text:style-name="P8"><text:span text:style-name="T5"><text:line-break/></text:span><text:span text:style-name="T5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 text:c="10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20:22:09.019000000</meta:creation-date>
    <dc:title>Hymn template</dc:title>
    <meta:editing-duration>PT17M26S</meta:editing-duration>
    <meta:editing-cycles>12</meta:editing-cycles>
    <meta:generator>LibreOffice/6.1.5.2$Windows_X86_64 LibreOffice_project/90f8dcf33c87b3705e78202e3df5142b201bd805</meta:generator>
    <meta:initial-creator>Arthur Hoch</meta:initial-creator>
    <dc:date>2019-04-29T23:13:37.456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4-11-24T20:22:08.707000000"/>
  </office:meta>
</office:document-meta>
</file>